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7d7489">
      <style:text-properties style:text-position="super"/>
    </style:style>
    <style:style style:family="text" style:name="ad34dee">
      <style:text-properties fo:color="#FF0000" style:text-position="super"/>
    </style:style>
    <style:style style:family="text" style:name="a312038">
      <style:text-properties fo:color="#00FF00"/>
    </style:style>
    <style:style style:family="text" style:name="a53ed42">
      <style:text-properties fo:color="#00FF00"/>
    </style:style>
    <style:style style:family="text" style:name="a90c77b">
      <style:text-properties fo:color="#00FF00"/>
    </style:style>
    <style:style style:family="text" style:name="aa317dc">
      <style:text-properties fo:color="#00FF00"/>
    </style:style>
    <style:style style:family="text" style:name="ab136ef">
      <style:text-properties style:text-position="super"/>
    </style:style>
    <style:style style:family="text" style:name="aaff931">
      <style:text-properties fo:color="#FF0000"/>
    </style:style>
    <style:style style:family="text" style:name="a0803d5">
      <style:text-properties fo:color="#00FF00"/>
    </style:style>
    <style:style style:family="text" style:name="ab73bc4">
      <style:text-properties fo:color="#00FF00"/>
    </style:style>
    <style:style style:family="text" style:name="ab294dd">
      <style:text-properties fo:color="#00FF00"/>
    </style:style>
    <style:style style:family="text" style:name="a349e06">
      <style:text-properties fo:color="#FF0000" style:text-position="super"/>
    </style:style>
    <style:style style:family="text" style:name="a7f399a">
      <style:text-properties fo:color="#00FF00"/>
    </style:style>
    <style:style style:family="text" style:name="a249f2e">
      <style:text-properties fo:color="#FF0000"/>
    </style:style>
    <style:style style:family="text" style:name="afae0a7">
      <style:text-properties fo:color="#00FF00"/>
    </style:style>
    <style:style style:family="text" style:name="a9c1a4f">
      <style:text-properties fo:color="#00FF00"/>
    </style:style>
    <style:style style:family="text" style:name="af253cc">
      <style:text-properties style:text-position="super"/>
    </style:style>
    <style:style style:family="text" style:name="a6ddb02">
      <style:text-properties fo:color="#FF0000"/>
    </style:style>
    <style:style style:family="text" style:name="a1744ae">
      <style:text-properties fo:color="#FF0000"/>
    </style:style>
    <style:style style:family="text" style:name="adb9859">
      <style:text-properties fo:color="#00FF00"/>
    </style:style>
    <style:style style:family="text" style:name="ad723d3">
      <style:text-properties fo:color="#00FF00"/>
    </style:style>
    <style:style style:family="text" style:name="a8d9012">
      <style:text-properties fo:color="#FF0000"/>
    </style:style>
    <style:style style:family="text" style:name="afef713">
      <style:text-properties fo:color="#00FF00"/>
    </style:style>
    <style:style style:family="text" style:name="ad3751b">
      <style:text-properties fo:color="#00FF00"/>
    </style:style>
    <style:style style:family="text" style:name="ae36baf">
      <style:text-properties fo:color="#FF0000"/>
    </style:style>
    <style:style style:family="text" style:name="a7fc9f4">
      <style:text-properties fo:color="#00FF00"/>
    </style:style>
    <style:style style:family="text" style:name="a5a73a1">
      <style:text-properties/>
    </style:style>
    <style:style style:family="text" style:name="a2d507d">
      <style:text-properties fo:color="#FF0000"/>
    </style:style>
    <style:style style:family="text" style:name="a9b1cff">
      <style:text-properties fo:color="#00FF00"/>
    </style:style>
    <style:style style:family="text" style:name="a02362d">
      <style:text-properties fo:color="#FF0000"/>
    </style:style>
    <style:style style:family="text" style:name="ad43d6a">
      <style:text-properties fo:color="#00FF00"/>
    </style:style>
    <style:style style:family="text" style:name="acf4ce2">
      <style:text-properties fo:color="#FF0000"/>
    </style:style>
    <style:style style:family="text" style:name="a0a42da">
      <style:text-properties fo:color="#00FF00"/>
    </style:style>
    <style:style style:family="text" style:name="ae835a5">
      <style:text-properties fo:color="#FF0000"/>
    </style:style>
    <style:style style:family="text" style:name="a2b3e56">
      <style:text-properties fo:color="#FF0000"/>
    </style:style>
    <style:style style:family="text" style:name="a1d2417">
      <style:text-properties fo:color="#00FF00"/>
    </style:style>
    <style:style style:family="text" style:name="aad4c6d">
      <style:text-properties/>
    </style:style>
    <style:style style:family="text" style:name="a9d0e78">
      <style:text-properties fo:color="#FF0000"/>
    </style:style>
    <style:style style:family="text" style:name="aea1a63">
      <style:text-properties fo:color="#FF0000"/>
    </style:style>
    <style:style style:family="text" style:name="a28f774">
      <style:text-properties fo:color="#FF0000"/>
    </style:style>
    <style:style style:family="text" style:name="a81ae7a">
      <style:text-properties fo:color="#00FF00"/>
    </style:style>
    <style:style style:family="text" style:name="a43c40b">
      <style:text-properties fo:color="#FF0000" style:text-position="super"/>
    </style:style>
    <style:style style:family="text" style:name="aaa0ccb">
      <style:text-properties fo:color="#00FF00"/>
    </style:style>
    <style:style style:family="text" style:name="af70169">
      <style:text-properties fo:color="#00FF00"/>
    </style:style>
    <style:style style:family="text" style:name="a881194">
      <style:text-properties fo:color="#00FF00"/>
    </style:style>
    <style:style style:family="text" style:name="a515b74">
      <style:text-properties fo:color="#FF0000"/>
    </style:style>
    <style:style style:family="text" style:name="aa324ec">
      <style:text-properties style:text-position="super"/>
    </style:style>
    <style:style style:family="text" style:name="a108e4f">
      <style:text-properties fo:color="#FF0000"/>
    </style:style>
    <style:style style:family="text" style:name="aa8833d">
      <style:text-properties fo:color="#00FF00"/>
    </style:style>
    <style:style style:family="text" style:name="a839239">
      <style:text-properties fo:color="#00FF00"/>
    </style:style>
    <style:style style:family="text" style:name="afef908">
      <style:text-properties fo:color="#FF0000"/>
    </style:style>
    <style:style style:family="text" style:name="ad3e27f">
      <style:text-properties fo:color="#FF0000" style:text-position="super"/>
    </style:style>
    <style:style style:family="text" style:name="ae85fc3">
      <style:text-properties fo:color="#00FF00"/>
    </style:style>
    <style:style style:family="text" style:name="ab34d54">
      <style:text-properties fo:color="#FF0000"/>
    </style:style>
    <style:style style:family="text" style:name="aee24d3">
      <style:text-properties fo:color="#00FF00"/>
    </style:style>
    <style:style style:family="text" style:name="a37f3d4">
      <style:text-properties fo:color="#FF0000"/>
    </style:style>
    <style:style style:family="text" style:name="a38eafe">
      <style:text-properties style:text-position="super"/>
    </style:style>
    <style:style style:family="text" style:name="a374692">
      <style:text-properties fo:color="#FF0000"/>
    </style:style>
    <style:style style:family="text" style:name="ae429d0">
      <style:text-properties fo:color="#FF0000"/>
    </style:style>
    <style:style style:family="text" style:name="a1c1c5e">
      <style:text-properties fo:color="#00FF00"/>
    </style:style>
    <style:style style:family="text" style:name="ad4cdcf">
      <style:text-properties fo:color="#FF0000"/>
    </style:style>
    <style:style style:family="text" style:name="a58be34">
      <style:text-properties fo:color="#FF0000"/>
    </style:style>
    <style:style style:family="text" style:name="a98877d">
      <style:text-properties fo:color="#00FF00"/>
    </style:style>
    <style:style style:family="text" style:name="ab52c78">
      <style:text-properties fo:color="#00FF00"/>
    </style:style>
    <style:style style:family="text" style:name="a29ee79">
      <style:text-properties fo:color="#FF0000"/>
    </style:style>
    <style:style style:family="text" style:name="ac136f2">
      <style:text-properties fo:color="#FF0000"/>
    </style:style>
    <style:style style:family="text" style:name="a7f2152">
      <style:text-properties/>
    </style:style>
    <style:style style:family="text" style:name="a3a8230">
      <style:text-properties fo:color="#FF0000"/>
    </style:style>
    <style:style style:family="text" style:name="aac59c5">
      <style:text-properties fo:color="#00FF00"/>
    </style:style>
    <style:style style:family="text" style:name="ac58240">
      <style:text-properties fo:color="#FF0000"/>
    </style:style>
    <style:style style:family="text" style:name="a55488e">
      <style:text-properties fo:color="#FF0000"/>
    </style:style>
    <style:style style:family="text" style:name="a9f0bee">
      <style:text-properties fo:color="#FF0000"/>
    </style:style>
    <style:style style:family="text" style:name="aa632f8">
      <style:text-properties fo:color="#00FF00"/>
    </style:style>
    <style:style style:family="text" style:name="a07a2e8">
      <style:text-properties fo:color="#FF0000"/>
    </style:style>
    <style:style style:family="text" style:name="a23ffd6">
      <style:text-properties fo:color="#FF0000"/>
    </style:style>
    <style:style style:family="text" style:name="ae35c7d">
      <style:text-properties fo:color="#FF0000"/>
    </style:style>
    <style:style style:family="text" style:name="a27e099">
      <style:text-properties fo:color="#FF0000"/>
    </style:style>
    <style:style style:family="text" style:name="a164bf0">
      <style:text-properties fo:color="#FF0000"/>
    </style:style>
    <style:style style:family="text" style:name="ab34ea0">
      <style:text-properties fo:color="#FF0000"/>
    </style:style>
    <style:style style:family="text" style:name="a67365c">
      <style:text-properties fo:color="#FF0000"/>
    </style:style>
  </office:automatic-styles>
  <office:body>
    <office:text>
      <text:p>TEST ALL INNER AND OUTER SPAN COMBINATIONS</text:p>
      <text:p>There are the binar flags: OuterHasTemplate OuterHasAuto InnerHasTemplate InnerHasAuto</text:p>
      <text:p>00: <text:span text:style-name="a67365c">"outer:parent italic"</text:span> <text:span text:style-name="ab34ea0">"outer:auto super"</text:span> <text:span text:style-name="a164bf0">"inner:parent backg."</text:span> <text:span text:style-name="a27e099">"inner:auto red"</text:span></text:p>
      <text:p><text:s/>normal<text:s/><text:line-break/></text:p>
      <text:p>01: <text:span text:style-name="ae35c7d">"outer:parent italic"</text:span> <text:span text:style-name="a23ffd6">"outer:auto super"</text:span> <text:span text:style-name="a07a2e8">"inner:parent backg."</text:span> <text:span text:style-name="aa632f8">"inner:auto red"</text:span></text:p>
      <text:p><text:span text:style-name="a9f0bee"><text:s/>red<text:s/></text:span><text:line-break/></text:p>
      <text:p>02: <text:span text:style-name="a55488e">"outer:parent italic"</text:span> <text:span text:style-name="ac58240">"outer:auto super"</text:span> <text:span text:style-name="aac59c5">"inner:parent backg."</text:span> <text:span text:style-name="a3a8230">"inner:auto red"</text:span></text:p>
      <text:p><text:span text:style-name="a7f2152"><text:s/>yellow background<text:s/></text:span><text:line-break/></text:p>
      <text:p>03: <text:span text:style-name="ac136f2">"outer:parent italic"</text:span> <text:span text:style-name="a29ee79">"outer:auto super"</text:span> <text:span text:style-name="ab52c78">"inner:parent backg."</text:span> <text:span text:style-name="a98877d">"inner:auto red"</text:span></text:p>
      <text:p><text:span text:style-name="a58be34"><text:s/>yellow background and red color<text:s/></text:span><text:line-break/></text:p>
      <text:p>04: <text:span text:style-name="ad4cdcf">"outer:parent italic"</text:span> <text:span text:style-name="a1c1c5e">"outer:auto super"</text:span> <text:span text:style-name="ae429d0">"inner:parent backg."</text:span> <text:span text:style-name="a374692">"inner:auto red"</text:span></text:p>
      <text:p><text:span text:style-name="a38eafe"><text:s/>super<text:s/></text:span><text:line-break/></text:p>
      <text:p>05: <text:span text:style-name="a37f3d4">"outer:parent italic"</text:span> <text:span text:style-name="aee24d3">"outer:auto super"</text:span> <text:span text:style-name="ab34d54">"inner:parent backg."</text:span> <text:span text:style-name="ae85fc3">"inner:auto red"</text:span></text:p>
      <text:p><text:span text:style-name="ad3e27f"><text:s/>super and red<text:s/></text:span><text:line-break/></text:p>
      <text:p>06: <text:span text:style-name="afef908">"outer:parent italic"</text:span> <text:span text:style-name="a839239">"outer:auto super"</text:span> <text:span text:style-name="aa8833d">"inner:parent backg."</text:span> <text:span text:style-name="a108e4f">"inner:auto red"</text:span></text:p>
      <text:p><text:span text:style-name="aa324ec"><text:s/>super and yellow background<text:s/></text:span><text:line-break/></text:p>
      <text:p>07: <text:span text:style-name="a515b74">"outer:parent italic"</text:span> <text:span text:style-name="a881194">"outer:auto super"</text:span> <text:span text:style-name="af70169">"inner:parent backg."</text:span> <text:span text:style-name="aaa0ccb">"inner:auto red"</text:span></text:p>
      <text:p><text:span text:style-name="a43c40b"><text:s/>super, yellow background and red<text:s/></text:span><text:line-break/></text:p>
      <text:p>08: <text:span text:style-name="a81ae7a">"outer:parent italic"</text:span> <text:span text:style-name="a28f774">"outer:auto super"</text:span> <text:span text:style-name="aea1a63">"inner:parent backg."</text:span> <text:span text:style-name="a9d0e78">"inner:auto red"</text:span></text:p>
      <text:p><text:span text:style-name="aad4c6d"><text:s/>italic<text:s/></text:span><text:line-break/></text:p>
      <text:p>09: <text:span text:style-name="a1d2417">"outer:parent italic"</text:span> <text:span text:style-name="a2b3e56">"outer:auto super"</text:span> <text:span text:style-name="ae835a5">"inner:parent backg."</text:span> <text:span text:style-name="a0a42da">"inner:auto red"</text:span></text:p>
      <text:p><text:span text:style-name="acf4ce2"><text:s/>italic and red<text:s/></text:span><text:line-break/></text:p>
      <text:p>10: <text:span text:style-name="ad43d6a">"outer:parent italic"</text:span> <text:span text:style-name="a02362d">"outer:auto super"</text:span> <text:span text:style-name="a9b1cff">"inner:parent backg."</text:span> <text:span text:style-name="a2d507d">"inner:auto red"</text:span></text:p>
      <text:p><text:span text:style-name="a5a73a1"><text:s/>italic and yellow background<text:s/></text:span><text:line-break/></text:p>
      <text:p>11: <text:span text:style-name="a7fc9f4">"outer:parent italic"</text:span> <text:span text:style-name="ae36baf">"outer:auto super"</text:span> <text:span text:style-name="ad3751b">"inner:parent backg."</text:span> <text:span text:style-name="afef713">"inner:auto red"</text:span></text:p>
      <text:p><text:span text:style-name="a8d9012"><text:s/>italic, yellow background and red<text:s/></text:span><text:line-break/></text:p>
      <text:p>12: <text:span text:style-name="ad723d3">"outer:parent italic"</text:span> <text:span text:style-name="adb9859">"outer:auto super"</text:span> <text:span text:style-name="a1744ae">"inner:parent backg."</text:span> <text:span text:style-name="a6ddb02">"inner:auto red"</text:span></text:p>
      <text:p><text:span text:style-name="af253cc"><text:s/>italic and super<text:s/></text:span><text:line-break/></text:p>
      <text:p>13: <text:span text:style-name="a9c1a4f">"outer:parent italic"</text:span> <text:span text:style-name="afae0a7">"outer:auto super"</text:span> <text:span text:style-name="a249f2e">"inner:parent backg."</text:span> <text:span text:style-name="a7f399a">"inner:auto red"</text:span></text:p>
      <text:p><text:span text:style-name="a349e06"><text:s/>italic, super and red<text:s/></text:span><text:line-break/></text:p>
      <text:p>14: <text:span text:style-name="ab294dd">"outer:parent italic"</text:span> <text:span text:style-name="ab73bc4">"outer:auto super"</text:span> <text:span text:style-name="a0803d5">"inner:parent backg."</text:span> <text:span text:style-name="aaff931">"inner:auto red"</text:span></text:p>
      <text:p><text:span text:style-name="ab136ef"><text:s/>italic, super and yellow background<text:s/></text:span><text:line-break/></text:p>
      <text:p>15: <text:span text:style-name="aa317dc">"outer:parent italic"</text:span> <text:span text:style-name="a90c77b">"outer:auto super"</text:span> <text:span text:style-name="a53ed42">"inner:parent backg."</text:span> <text:span text:style-name="a312038">"inner:auto red"</text:span></text:p>
      <text:p><text:span text:style-name="ad34dee"><text:s/>italic, super, yellow background and red<text:s/></text:span><text:line-break/></text:p>
      <text:p>Three styles: Courier, sub, super (outer to inner):<text:span text:style-name="a7d7489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  <office:styles>
    <style:style style:family="text" style:name="BLUE" style:parent-style-name="default_character_style">
      <style:text-properties fo:background-color="#0000FF"/>
    </style:style>
    <style:style style:family="text" style:name="ITALIC" style:parent-style-name="default_character_style">
      <style:text-properties fo:font-style="italic" style:font-style-asian="italic"/>
    </style:style>
    <style:style style:family="text" style:name="BOLD" style:parent-style-name="default_character_style">
      <style:text-properties fo:font-weight="bold" style:font-weight-asian="bold"/>
    </style:style>
    <style:style style:family="text" style:name="BACKGROUND_YELLOW" style:parent-style-name="default_character_style">
      <style:text-properties fo:background-color="#FFFF00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6</dc:date>
    <meta:editing-cycles>2</meta:editing-cycles>
    <meta:editing-duration>PT0.087S</meta:editing-duration>
  </office:meta>
</office:document-meta>
</file>